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ext_20_body" style:list-style-name="L1">
      <style:paragraph-properties fo:margin-top="0cm" fo:margin-bottom="0cm" fo:background-color="#f4f4f4">
        <style:background-image/>
      </style:paragraph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ntikirjanpito</text:p>
      <text:p text:style-name="Standard"/>
      <text:p text:style-name="Standard"/>
      <text:h text:style-name="Heading_20_3" text:outline-level="3"><text:bookmark text:name="today"/><text:span text:style-name="Strong_20_Emphasis">today</text:span> 4 finished tomatoes</text:h>
      <text:list xml:id="list41618727" text:style-name="L1">
        <text:list-item>
          <text:p text:style-name="P3">20:59 - 21:48 Pushausta Gittiin </text:p>
        </text:list-item>
        <text:list-item>
          <text:p text:style-name="P2">18:59 - 19:24 HT GIT-hubiin kirjautuminen SSH-avaimen luominen kone jumissa </text:p>
        </text:list-item>
        <text:list-item>
          <text:p text:style-name="P2">18:01 - 18:34 HT GIT:n asentaminen ja käyttöohjekirjaan tutustumista </text:p>
        </text:list-item>
        <text:list-item>
          <text:p text:style-name="P1">17:27 - 17:52 Harjoitustyön HT aloitus GIT ym. </text:p>
        </text:list-item>
      </text:list>
      <text:p text:style-name="Standard">Tehokasta työskentelyä ensimmäisestä tomaatista lähtien. poislukien puoli tuntia taukoihi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kka Bäck</meta:initial-creator>
    <meta:creation-date>2013-03-12T21:47:32.98</meta:creation-date>
    <meta:document-statistic meta:table-count="0" meta:image-count="0" meta:object-count="0" meta:page-count="1" meta:paragraph-count="7" meta:word-count="46" meta:character-count="359"/>
    <dc:date>2013-03-12T21:50:49.82</dc:date>
    <dc:creator>Jukka Bäck</dc:creator>
    <meta:editing-duration>PT3M17S</meta:editing-duration>
    <meta:editing-cycles>1</meta:editing-cycles>
    <meta:generator>OpenOffice.org/3.3$Win32 OpenOffice.org_project/330m20$Build-9567</meta:generator>
  </office:meta>
</office:document-meta>
</file>